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a-pet-fruit1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你知道怎麽分辨百香果和牛奶果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請問現在是椪柑的產季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屏東的芒果有比玉井的好吃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這家店有在賣芒果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這顆橘子一斤多少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貓跳台可以寄送嗎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寵物用的廁所要怎麼選比較好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德國牧羊犬吃的東西要去哪裡買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如何挑給德國牧羊犬吃的飼料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有推薦的獸醫店嗎？</text:p>
          </table:table-cell>
          <table:table-cell office:value-type="string" calcext:value-type="string">
            <text:p>問寵物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5T22:20:14.799935731</dc:date>
    <meta:editing-duration>PT47S</meta:editing-duration>
    <meta:editing-cycles>1</meta:editing-cycles>
    <meta:document-statistic meta:table-count="1" meta:cell-count="22" meta:object-count="0"/>
    <meta:generator>LibreOffice/7.2.6.2$Linux_X86_64 LibreOffice_project/20$Build-2</meta:generator>
    <meta:user-defined meta:name=""/>
  </office:meta>
</office:document-meta>
</file>